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66f93" officeooo:paragraph-rsid="00166f93"/>
    </style:style>
    <style:style style:name="P2" style:family="paragraph" style:parent-style-name="Text_20_body">
      <style:text-properties officeooo:rsid="00166f93" officeooo:paragraph-rsid="00167d2b"/>
    </style:style>
    <style:style style:name="P3" style:family="paragraph" style:parent-style-name="Text_20_body">
      <style:text-properties officeooo:rsid="00166f93" officeooo:paragraph-rsid="001a5c0c"/>
    </style:style>
    <style:style style:name="P4" style:family="paragraph" style:parent-style-name="Text_20_body">
      <style:text-properties officeooo:rsid="00167d2b" officeooo:paragraph-rsid="00167d2b"/>
    </style:style>
    <style:style style:name="P5" style:family="paragraph" style:parent-style-name="Text_20_body">
      <style:text-properties fo:font-weight="bold" officeooo:rsid="00167d2b" officeooo:paragraph-rsid="00167d2b" style:font-weight-asian="bold" style:font-weight-complex="bold"/>
    </style:style>
    <style:style style:name="P6" style:family="paragraph" style:parent-style-name="Text_20_body">
      <style:text-properties fo:font-weight="bold" officeooo:rsid="00169737" officeooo:paragraph-rsid="00169737" style:font-weight-asian="bold" style:font-weight-complex="bold"/>
    </style:style>
    <style:style style:name="P7" style:family="paragraph" style:parent-style-name="Text_20_body">
      <style:text-properties fo:font-weight="bold" officeooo:rsid="00169737" officeooo:paragraph-rsid="00167d2b" style:font-weight-asian="bold" style:font-weight-complex="bold"/>
    </style:style>
    <style:style style:name="P8" style:family="paragraph" style:parent-style-name="Text_20_body">
      <style:text-properties fo:font-weight="bold" officeooo:rsid="001e5d79" officeooo:paragraph-rsid="001e5d79" style:font-weight-asian="bold" style:font-weight-complex="bold"/>
    </style:style>
    <style:style style:name="P9" style:family="paragraph" style:parent-style-name="Text_20_body">
      <style:text-properties officeooo:rsid="00169737" officeooo:paragraph-rsid="00169737"/>
    </style:style>
    <style:style style:name="P10" style:family="paragraph" style:parent-style-name="Text_20_body">
      <style:text-properties officeooo:paragraph-rsid="00169737"/>
    </style:style>
    <style:style style:name="P11" style:family="paragraph" style:parent-style-name="Text_20_body">
      <style:text-properties fo:font-weight="normal" officeooo:rsid="00169737" officeooo:paragraph-rsid="00167d2b" style:font-weight-asian="normal" style:font-weight-complex="normal"/>
    </style:style>
    <style:style style:name="P12" style:family="paragraph" style:parent-style-name="Text_20_body">
      <style:text-properties officeooo:rsid="001b9e7f" officeooo:paragraph-rsid="001b9e7f"/>
    </style:style>
    <style:style style:name="P13" style:family="paragraph" style:parent-style-name="Text_20_body">
      <style:text-properties officeooo:rsid="001e5d79" officeooo:paragraph-rsid="001e5d79"/>
    </style:style>
    <style:style style:name="P14" style:family="paragraph" style:parent-style-name="Text_20_body">
      <style:text-properties fo:color="#666666" officeooo:rsid="001e5d79" officeooo:paragraph-rsid="001e5d79"/>
    </style:style>
    <style:style style:name="P15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9737" officeooo:paragraph-rsid="00169737"/>
    </style:style>
    <style:style style:name="P16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6f93" officeooo:paragraph-rsid="00166f93"/>
    </style:style>
    <style:style style:name="P17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1e5d79"/>
    </style:style>
    <style:style style:name="P1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6f93" officeooo:paragraph-rsid="00166f93"/>
    </style:style>
    <style:style style:name="P1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7d2b" officeooo:paragraph-rsid="00167d2b"/>
    </style:style>
    <style:style style:name="P2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9737" officeooo:paragraph-rsid="00169737"/>
    </style:style>
    <style:style style:name="P21" style:family="paragraph" style:parent-style-name="Title">
      <style:text-properties officeooo:rsid="00166f93" officeooo:paragraph-rsid="00166f93"/>
    </style:style>
    <style:style style:name="P22" style:family="paragraph" style:parent-style-name="Text_20_body">
      <style:text-properties officeooo:rsid="00169737" officeooo:paragraph-rsid="00169737"/>
    </style:style>
    <style:style style:name="P23" style:family="paragraph" style:parent-style-name="Text_20_body">
      <style:text-properties officeooo:rsid="00249809" officeooo:paragraph-rsid="001fea49"/>
    </style:style>
    <style:style style:name="P24" style:family="paragraph" style:parent-style-name="Text_20_body">
      <style:text-properties officeooo:rsid="00249809" officeooo:paragraph-rsid="00249809"/>
    </style:style>
    <style:style style:name="P25" style:family="paragraph" style:parent-style-name="Text_20_body">
      <style:text-properties fo:color="#666666"/>
    </style:style>
    <style:style style:name="P26" style:family="paragraph" style:parent-style-name="Text_20_body">
      <style:text-properties fo:color="#666666" officeooo:rsid="00249809" officeooo:paragraph-rsid="00249809"/>
    </style:style>
    <style:style style:name="P27" style:family="paragraph" style:parent-style-name="Text_20_body">
      <style:text-properties officeooo:rsid="001e5d79" officeooo:paragraph-rsid="0027f2fa"/>
    </style:style>
    <style:style style:name="P28" style:family="paragraph" style:parent-style-name="Text_20_body">
      <style:text-properties officeooo:rsid="001e5d79" officeooo:paragraph-rsid="002fd714"/>
    </style:style>
    <style:style style:name="P29" style:family="paragraph" style:parent-style-name="Text_20_body">
      <style:text-properties officeooo:rsid="001e5d79" officeooo:paragraph-rsid="0035fdee"/>
    </style:style>
    <style:style style:name="P30" style:family="paragraph" style:parent-style-name="Text_20_body">
      <style:text-properties officeooo:rsid="001e5d79" officeooo:paragraph-rsid="003bd456"/>
    </style:style>
    <style:style style:name="P31" style:family="paragraph" style:parent-style-name="Text_20_body">
      <style:text-properties officeooo:rsid="001e5d79" officeooo:paragraph-rsid="003d8c61"/>
    </style:style>
    <style:style style:name="P32" style:family="paragraph" style:parent-style-name="Text_20_body">
      <style:text-properties officeooo:rsid="0027f2fa" officeooo:paragraph-rsid="0027f2fa"/>
    </style:style>
    <style:style style:name="P33" style:family="paragraph" style:parent-style-name="Text_20_body">
      <style:text-properties officeooo:rsid="0027f2fa" officeooo:paragraph-rsid="0029c27c"/>
    </style:style>
    <style:style style:name="P34" style:family="paragraph" style:parent-style-name="Text_20_body">
      <style:text-properties officeooo:rsid="002fd714" officeooo:paragraph-rsid="002fd714"/>
    </style:style>
    <style:style style:name="P35" style:family="paragraph" style:parent-style-name="Text_20_body">
      <style:text-properties officeooo:rsid="002fd714" officeooo:paragraph-rsid="0035fdee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27f2fa"/>
    </style:style>
    <style:style style:name="P38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2fd714"/>
    </style:style>
    <style:style style:name="P39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35fdee"/>
    </style:style>
    <style:style style:name="P40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3bd456"/>
    </style:style>
    <style:style style:name="P41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3d8c61"/>
    </style:style>
    <style:style style:name="T1" style:family="text">
      <style:text-properties fo:color="#666666"/>
    </style:style>
    <style:style style:name="T2" style:family="text">
      <style:text-properties fo:color="#666666" fo:font-weight="normal" style:font-weight-asian="normal" style:font-weight-complex="normal"/>
    </style:style>
    <style:style style:name="T3" style:family="text">
      <style:text-properties fo:color="#666666" fo:font-weight="normal" officeooo:rsid="0021685f" style:font-weight-asian="normal" style:font-weight-complex="normal"/>
    </style:style>
    <style:style style:name="T4" style:family="text">
      <style:text-properties fo:color="#666666" officeooo:rsid="0022a55a"/>
    </style:style>
    <style:style style:name="T5" style:family="text">
      <style:text-properties fo:color="#666666" officeooo:rsid="00249809"/>
    </style:style>
    <style:style style:name="T6" style:family="text">
      <style:text-properties fo:color="#666666" officeooo:rsid="002868d0"/>
    </style:style>
    <style:style style:name="T7" style:family="text">
      <style:text-properties fo:color="#666666" officeooo:rsid="002df6f4"/>
    </style:style>
    <style:style style:name="T8" style:family="text">
      <style:text-properties fo:color="#666666" fo:font-weight="bold" style:font-weight-asian="bold" style:font-weight-complex="bold"/>
    </style:style>
    <style:style style:name="T9" style:family="text">
      <style:text-properties fo:color="#666666" officeooo:rsid="0035fdee"/>
    </style:style>
    <style:style style:name="T10" style:family="text">
      <style:text-properties fo:color="#666666" officeooo:rsid="00384b10"/>
    </style:style>
    <style:style style:name="T11" style:family="text">
      <style:text-properties officeooo:rsid="00167d2b"/>
    </style:style>
    <style:style style:name="T12" style:family="text">
      <style:text-properties officeooo:rsid="0016973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9737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69737" style:font-weight-asian="normal" style:font-weight-complex="normal"/>
    </style:style>
    <style:style style:name="T18" style:family="text">
      <style:text-properties officeooo:rsid="00274b56"/>
    </style:style>
    <style:style style:name="T19" style:family="text">
      <style:text-properties officeooo:rsid="002d2b3e"/>
    </style:style>
    <style:style style:name="T20" style:family="text">
      <style:text-properties officeooo:rsid="002df6f4"/>
    </style:style>
    <style:style style:name="T21" style:family="text">
      <style:text-properties officeooo:rsid="0035fdee"/>
    </style:style>
    <style:style style:name="T22" style:family="text">
      <style:text-properties officeooo:rsid="00384b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duct Landing Page – Brad Traversy – Youtube</text:p>
      <text:p text:style-name="P1"/>
      <text:p text:style-name="P1"><text:a xlink:type="simple" xlink:href="https://www.youtube.com/watch?v=61R5kn_kYwY" text:style-name="Internet_20_link" text:visited-style-name="Visited_20_Internet_20_Link">https://www.youtube.com/watch?v=61R5kn_kYwY</text:a></text:p>
      <text:p text:style-name="P16"/>
      <text:p text:style-name="P1"/>
      <text:h text:style-name="Heading_20_1" text:outline-level="1">The Set Up</text:h>
      <text:p text:style-name="Text_20_body"/>
      <text:h text:style-name="Heading_20_2" text:outline-level="2">Working Directory Structure</text:h>
      <text:p text:style-name="P3"/>
      <text:p text:style-name="P3">dist/ <text:span text:style-name="T1">// Folder to deploy to Netlify</text:span></text:p>
      <text:p text:style-name="P3"><text:tab/>css/</text:p>
      <text:p text:style-name="P3"><text:tab/><text:tab/><text:span text:style-name="T11">syle.css</text:span></text:p>
      <text:p text:style-name="P3"><text:tab/>img/</text:p>
      <text:p text:style-name="P3"><text:tab/><text:tab/><text:span text:style-name="T11">images</text:span></text:p>
      <text:p text:style-name="P3"><text:tab/>js/</text:p>
      <text:p text:style-name="P3">index.html</text:p>
      <text:p text:style-name="P4"/>
      <text:h text:style-name="Heading_20_2" text:outline-level="2">Download Simple Lightbox</text:h>
      <text:p text:style-name="P1"/>
      <text:p text:style-name="P1"><text:a xlink:type="simple" xlink:href="https://simplelightbox.com/" text:style-name="Internet_20_link" text:visited-style-name="Visited_20_Internet_20_Link">https://simplelightbox.com/</text:a></text:p>
      <text:p text:style-name="P1"/>
      <text:p text:style-name="P1">→ Put the files into css/ and js/</text:p>
      <text:p text:style-name="P18"/>
      <text:p text:style-name="P1"/>
      <text:h text:style-name="Heading_20_2" text:outline-level="2">Head Contents</text:h>
      <text:p text:style-name="P4"/>
      <text:h text:style-name="Heading_20_3" text:outline-level="3">Initial tags</text:h>
      <text:p text:style-name="Text_20_body"/>
      <text:p text:style-name="Text_20_body"><text:span text:style-name="T11">Emmet: </text:span>! <text:span text:style-name="T11">+ tab </text:span></text:p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oft-page-break/><text:s text:c="8"/>&lt;meta http-equiv="X-UA-Compatible" content="ie=edge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9"/>
      <text:p text:style-name="P2"/>
      <text:h text:style-name="Heading_20_3" text:outline-level="3">Link CSS</text:h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 text:c="8"/>&lt;meta http-equiv="X-UA-Compatible" content="ie=edge" /&gt;</text:p>
      <text:p text:style-name="P5"><text:s text:c="8"/>&lt;link rel="stylesheet" href="dist/css/simplelightbox.min.css" /&gt;</text:p>
      <text:p text:style-name="P5"><text:s text:c="8"/>&lt;link rel="stylesheet" href="dist/css/style.css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9"/>
      <text:p text:style-name="P4"/>
      <text:h text:style-name="Heading_20_3" text:outline-level="3">Link Font</text:h>
      <text:p text:style-name="P4"><text:tab/>→<text:span text:style-name="T12"> Using </text:span><text:span text:style-name="T14">catamaran</text:span><text:span text:style-name="T17"> font from Google Fonts</text:span></text:p>
      <text:p text:style-name="P11"><text:tab/>&lt;link href="https://fonts.googleapis.com/css?family=Catamaran&amp;display=swap" rel="stylesheet"&gt;</text:p>
      <text:p text:style-name="P11"/>
      <text:p text:style-name="P11">&lt;!DOCTYPE html&gt;</text:p>
      <text:p text:style-name="P11">&lt;html lang="en"&gt;</text:p>
      <text:p text:style-name="P11"><text:s text:c="4"/>&lt;head&gt;</text:p>
      <text:p text:style-name="P11"><text:s text:c="8"/>&lt;meta charset="UTF-8" /&gt;</text:p>
      <text:p text:style-name="P11"><text:s text:c="8"/>&lt;meta name="viewport" content="width=device-width, initial-scale=1.0" /&gt;</text:p>
      <text:p text:style-name="P11"><text:s text:c="8"/>&lt;meta http-equiv="X-UA-Compatible" content="ie=edge" /&gt;</text:p>
      <text:p text:style-name="P4"><text:span text:style-name="T17"><text:s text:c="8"/></text:span><text:span text:style-name="T14">&lt;link</text:span></text:p>
      <text:p text:style-name="P7"><text:s text:c="12"/>href="https://fonts.googleapis.com/css?family=Catamaran&amp;display=swap"</text:p>
      <text:p text:style-name="P7"><text:soft-page-break/><text:s text:c="12"/>rel="stylesheet"</text:p>
      <text:p text:style-name="P7"><text:s text:c="8"/>/&gt;</text:p>
      <text:p text:style-name="P11"><text:s text:c="8"/>&lt;link rel="stylesheet" href="dist/css/simplelightbox.min.css" /&gt;</text:p>
      <text:p text:style-name="P11"><text:s text:c="8"/>&lt;link rel="stylesheet" href="dist/css/style.css" /&gt;</text:p>
      <text:p text:style-name="P11"><text:s text:c="8"/>&lt;title&gt;Phono - Headphones of the Future&lt;/title&gt;</text:p>
      <text:p text:style-name="P11"><text:s text:c="4"/>&lt;/head&gt;</text:p>
      <text:p text:style-name="P11"><text:s text:c="4"/>&lt;body&gt;&lt;/body&gt;</text:p>
      <text:p text:style-name="P11">&lt;/html&gt;</text:p>
      <text:p text:style-name="P19"/>
      <text:p text:style-name="P4"/>
      <text:h text:style-name="Heading_20_3" text:outline-level="3">Link Font Awesome</text:h>
      <text:p text:style-name="P10"><text:span text:style-name="T12"><text:tab/>→ Log into </text:span><text:a xlink:type="simple" xlink:href="https://fontawesome.com/" text:style-name="Internet_20_link" text:visited-style-name="Visited_20_Internet_20_Link">https://fontawesome.com</text:a> →<text:span text:style-name="T12"> Kits</text:span></text:p>
      <text:p text:style-name="P9"/>
      <text:p text:style-name="P9">&lt;!DOCTYPE html&gt;</text:p>
      <text:p text:style-name="P9">&lt;html lang="en"&gt;</text:p>
      <text:p text:style-name="P9"><text:s text:c="4"/>&lt;head&gt;</text:p>
      <text:p text:style-name="P9"><text:s text:c="8"/>&lt;meta charset="UTF-8" /&gt;</text:p>
      <text:p text:style-name="P9"><text:s text:c="8"/>&lt;meta name="viewport" content="width=device-width, initial-scale=1.0" /&gt;</text:p>
      <text:p text:style-name="P9"><text:s text:c="8"/>&lt;meta http-equiv="X-UA-Compatible" content="ie=edge" /&gt;</text:p>
      <text:p text:style-name="P9"><text:s text:c="8"/><text:span text:style-name="T13">&lt;script src="https://kit.fontawesome.com/3f2db4c5ef.js"&gt;&lt;/script&gt;</text:span></text:p>
      <text:p text:style-name="P9"><text:s text:c="8"/>&lt;link</text:p>
      <text:p text:style-name="P9"><text:s text:c="12"/>href="https://fonts.googleapis.com/css?family=Catamaran&amp;display=swap"</text:p>
      <text:p text:style-name="P9"><text:s text:c="12"/>rel="stylesheet"</text:p>
      <text:p text:style-name="P9"><text:s text:c="8"/>/&gt;</text:p>
      <text:p text:style-name="P9"><text:s text:c="8"/>&lt;link rel="stylesheet" href="dist/css/simplelightbox.min.css" /&gt;</text:p>
      <text:p text:style-name="P9"><text:s text:c="8"/>&lt;link rel="stylesheet" href="dist/css/style.css" /&gt;</text:p>
      <text:p text:style-name="P9"><text:s text:c="8"/>&lt;title&gt;Phono - Headphones of the Future&lt;/title&gt;</text:p>
      <text:p text:style-name="P9"><text:s text:c="4"/>&lt;/head&gt;</text:p>
      <text:p text:style-name="P9"><text:s text:c="4"/>&lt;body&gt;&lt;/body&gt;</text:p>
      <text:p text:style-name="P9">&lt;/html&gt;</text:p>
      <text:p text:style-name="P20"/>
      <text:p text:style-name="P9"/>
      <text:h text:style-name="Heading_20_3" text:outline-level="3">Link Simple Lightbox js</text:h>
      <text:p text:style-name="P9"><text:tab/>→ Add JQuery CDN before.</text:p>
      <text:p text:style-name="P9"><text:tab/>→ Initialize with a simple JQuery line.</text:p>
      <text:p text:style-name="P9"/>
      <text:p text:style-name="P9">&lt;body&gt;</text:p>
      <text:p text:style-name="P9"><text:soft-page-break/><text:s text:c="8"/></text:p>
      <text:p text:style-name="P9"><text:s text:c="8"/><text:span text:style-name="T13">&lt;script src="</text:span><text:a xlink:type="simple" xlink:href="https://ajax.googleapis.com/ajax/libs/jquery/2.2.4/jquery.min.js" text:style-name="Internet_20_link" text:visited-style-name="Visited_20_Internet_20_Link"><text:span text:style-name="T13">https://ajax.googleapis.com/ajax/libs/jquery/2.2.4/jquery.min.js</text:span></text:a><text:span text:style-name="T13">"&gt;&lt;/script&gt;</text:span></text:p>
      <text:p text:style-name="P6"/>
      <text:p text:style-name="P6"><text:s text:c="8"/>&lt;script src="dist/js/simple-lightbox.min.js"&gt;&lt;/script&gt;</text:p>
      <text:p text:style-name="P6"/>
      <text:p text:style-name="P6"><text:s text:c="8"/>&lt;script&gt;</text:p>
      <text:p text:style-name="P6"><text:s text:c="12"/>$(function() {</text:p>
      <text:p text:style-name="P6"><text:s text:c="16"/>const $gallery = $(".gallery a").simpleLightbox(); <text:span text:style-name="T2">// </text:span><text:span text:style-name="T3">Select the wrapper class and the links. We will have images in the links.</text:span></text:p>
      <text:p text:style-name="P6"><text:s text:c="12"/>});</text:p>
      <text:p text:style-name="P6"><text:s text:c="8"/>&lt;/script&gt;</text:p>
      <text:p text:style-name="P9"><text:s text:c="4"/>&lt;/body&gt;</text:p>
      <text:p text:style-name="P15"/>
      <text:p text:style-name="P9"/>
      <text:h text:style-name="Heading_20_1" text:outline-level="1">Base/Core CSS Styles</text:h>
      <text:p text:style-name="P12"/>
      <text:p text:style-name="P12">styles.css</text:p>
      <text:p text:style-name="P12"/>
      <text:p text:style-name="P12">:root {</text:p>
      <text:p text:style-name="P12"><text:s text:c="4"/><text:span text:style-name="T1">/* :root representa el elemento &lt;html&gt; y es idéntico al selector html, excepto que su especificidad es mayor. */</text:span></text:p>
      <text:p text:style-name="P12"><text:s text:c="4"/>--primary-color: #333; <text:span text:style-name="T1">/* CSS Variables */</text:span></text:p>
      <text:p text:style-name="P12"><text:s text:c="4"/>--secondary-color: #444;</text:p>
      <text:p text:style-name="P12"><text:s text:c="4"/>--overlay-color: rgba(0, 0, 0, 0.7);</text:p>
      <text:p text:style-name="P12">}</text:p>
      <text:p text:style-name="P12"/>
      <text:p text:style-name="P12">* {</text:p>
      <text:p text:style-name="P12"><text:s text:c="4"/>box-sizing: border-box; <text:span text:style-name="T1">// </text:span><text:span text:style-name="T4">So padding and borders don’t add width to the element.</text:span></text:p>
      <text:p text:style-name="P12"><text:s text:c="4"/>margin: 0;</text:p>
      <text:p text:style-name="P12"><text:s text:c="4"/>padding: 0;</text:p>
      <text:p text:style-name="P12">}</text:p>
      <text:p text:style-name="P12"/>
      <text:p text:style-name="P12">body {</text:p>
      <text:p text:style-name="P12"><text:s text:c="4"/>font-family: "Catamaran", sans-serif;</text:p>
      <text:p text:style-name="P12"><text:s text:c="4"/>line-height: 1.6;</text:p>
      <text:p text:style-name="P12"><text:soft-page-break/><text:s text:c="4"/>color: #333;</text:p>
      <text:p text:style-name="P12"><text:s text:c="4"/>font-size: 1.1rem;</text:p>
      <text:p text:style-name="P12">}</text:p>
      <text:p text:style-name="P12"/>
      <text:p text:style-name="P12">h1,</text:p>
      <text:p text:style-name="P12">h2,</text:p>
      <text:p text:style-name="P12">h3,</text:p>
      <text:p text:style-name="P12">h4 {</text:p>
      <text:p text:style-name="P12"><text:s text:c="4"/>line-height: 1.3;</text:p>
      <text:p text:style-name="P12">}</text:p>
      <text:p text:style-name="P12"/>
      <text:p text:style-name="P12">a {</text:p>
      <text:p text:style-name="P12"><text:s text:c="4"/>color: var(--secondary-color); <text:span text:style-name="T1">/* CSS Variables usage */</text:span></text:p>
      <text:p text:style-name="P12"><text:s text:c="4"/>text-decoration: none;</text:p>
      <text:p text:style-name="P12">}</text:p>
      <text:p text:style-name="P12"/>
      <text:p text:style-name="P12">ul {</text:p>
      <text:p text:style-name="P12"><text:s text:c="4"/>list-style: none;</text:p>
      <text:p text:style-name="P12">}</text:p>
      <text:p text:style-name="P12"/>
      <text:p text:style-name="P12">img {</text:p>
      <text:p text:style-name="P12"><text:s text:c="4"/>width: 100%;</text:p>
      <text:p text:style-name="P12">}</text:p>
      <text:p text:style-name="P12"/>
      <text:p text:style-name="P12"><text:span text:style-name="T13">.container</text:span> {</text:p>
      <text:p text:style-name="P12"><text:s text:c="4"/>max-width: 1100px; <text:span text:style-name="T1">/* Responsive purposes */</text:span></text:p>
      <text:p text:style-name="P12"><text:s text:c="4"/>margin: auto; <text:span text:style-name="T1">/* Even margin to left and right */</text:span></text:p>
      <text:p text:style-name="P12"><text:s text:c="4"/>overflow: hidden; <text:span text:style-name="T1">/* Nothing shows after the container limits */</text:span></text:p>
      <text:p text:style-name="P12"><text:s text:c="4"/>padding: 0 2rem;</text:p>
      <text:p text:style-name="P12">}</text:p>
      <text:p text:style-name="P15"/>
      <text:p text:style-name="P9"/>
      <text:h text:style-name="Heading_20_1" text:outline-level="1">The Nav Bar</text:h>
      <text:p text:style-name="Text_20_body"/>
      <text:h text:style-name="Heading_20_2" text:outline-level="2">HTML</text:h>
      <text:p text:style-name="P12"/>
      <text:p text:style-name="P12"><text:soft-page-break/><text:s text:c="8"/>&lt;nav class="navbar"&gt;</text:p>
      <text:p text:style-name="P12"><text:s text:c="12"/>&lt;div class="container"&gt; <text:span text:style-name="T1">// </text:span><text:span text:style-name="T4">To have anything in the middle.</text:span></text:p>
      <text:p text:style-name="P12"><text:s text:c="16"/>&lt;h1 class="logo"&gt;Phono&lt;/h1&gt;</text:p>
      <text:p text:style-name="P12"><text:s text:c="16"/>&lt;ul class="nav"&gt;</text:p>
      <text:p text:style-name="P12"><text:s text:c="20"/>&lt;li&gt;&lt;a href="#home"&gt;Home&lt;/a&gt;&lt;/li&gt;</text:p>
      <text:p text:style-name="P12"><text:s text:c="20"/>&lt;li&gt;&lt;a href="#about"&gt;About&lt;/a&gt;&lt;/li&gt;</text:p>
      <text:p text:style-name="P12"><text:s text:c="16"/>&lt;/ul&gt;</text:p>
      <text:p text:style-name="P12"><text:s text:c="12"/>&lt;/div&gt;</text:p>
      <text:p text:style-name="P12"><text:s text:c="8"/>&lt;/nav&gt;</text:p>
      <text:p text:style-name="P12"/>
      <text:h text:style-name="Heading_20_2" text:outline-level="2">CSS</text:h>
      <text:p text:style-name="P12"/>
      <text:p text:style-name="P13">/****************</text:p>
      <text:p text:style-name="P13"/>
      <text:p text:style-name="P13">Nav Bar</text:p>
      <text:p text:style-name="P13"/>
      <text:p text:style-name="P13">****************/</text:p>
      <text:p text:style-name="P13"/>
      <text:p text:style-name="P13">.navbar {</text:p>
      <text:p text:style-name="P13"><text:s text:c="4"/>font-size: 1.2rem;</text:p>
      <text:p text:style-name="P13"><text:s text:c="4"/>padding-top: 0.3rem;</text:p>
      <text:p text:style-name="P13"><text:s text:c="4"/>padding-bottom: 0.3rem;</text:p>
      <text:p text:style-name="P13">}</text:p>
      <text:p text:style-name="P13"/>
      <text:p text:style-name="P14">/* Now we want to use CSS Grid to the navbar. If we use display:grid into the .navbar, the grid item will be the .container. We have to <text:span text:style-name="T13">use the display:grid into the container.</text:span> */</text:p>
      <text:p text:style-name="P13"/>
      <text:p text:style-name="P13">.navbar .container {</text:p>
      <text:p text:style-name="P13"><text:s text:c="4"/><text:span text:style-name="T13">display: grid;</text:span></text:p>
      <text:p text:style-name="P8"><text:s text:c="4"/>grid-template-columns: repeat(2, 1fr);</text:p>
      <text:p text:style-name="P13">}</text:p>
      <text:p text:style-name="P13"/>
      <text:p text:style-name="P13">.navbar .logo {</text:p>
      <text:p text:style-name="P13"><text:s text:c="4"/>font-size: 2rem;</text:p>
      <text:p text:style-name="P13">}</text:p>
      <text:p text:style-name="P13"/>
      <text:p text:style-name="P13"><text:soft-page-break/><text:span text:style-name="T13">.navbar .nav</text:span> { <text:span text:style-name="T1">// </text:span><text:span text:style-name="T5">Using flexbox for nav items.</text:span></text:p>
      <text:p text:style-name="P13"><text:s text:c="4"/>justify-self: flex-end;</text:p>
      <text:p text:style-name="P13"><text:s text:c="4"/>display: flex;</text:p>
      <text:p text:style-name="P13"><text:s text:c="4"/>align-items: center;</text:p>
      <text:p text:style-name="P13"><text:s text:c="4"/>justify-content: center;</text:p>
      <text:p text:style-name="P13">}</text:p>
      <text:p text:style-name="P13"/>
      <text:p text:style-name="P13">.navbar .nav a { <text:span text:style-name="T1">// </text:span><text:span text:style-name="T5">Space between nav items.</text:span></text:p>
      <text:p text:style-name="P13"><text:s text:c="4"/>padding: 0 1rem;</text:p>
      <text:p text:style-name="P13">}</text:p>
      <text:p text:style-name="P13"/>
      <text:p text:style-name="P13">.navbar .nav a:hover {</text:p>
      <text:p text:style-name="P13"><text:s text:c="4"/>color: #555;</text:p>
      <text:p text:style-name="P13">}</text:p>
      <text:p text:style-name="P17"/>
      <text:p text:style-name="P13"/>
      <text:h text:style-name="Heading_20_1" text:outline-level="1">Showcase</text:h>
      <text:p text:style-name="P23"/>
      <text:h text:style-name="Heading_20_2" text:outline-level="2">HTML</text:h>
      <text:p text:style-name="Text_20_body"/>
      <text:p text:style-name="P26"><text:s text:c="8"/>&lt;!-- Showcase --&gt;</text:p>
      <text:p text:style-name="P24"><text:s text:c="8"/>&lt;<text:span text:style-name="T13">section</text:span> class="section-a"&gt; <text:span text:style-name="T1">// </text:span><text:span text:style-name="T6">We want to structure everything in sections.</text:span></text:p>
      <text:p text:style-name="P24"><text:s text:c="11"/><text:span text:style-name="T13"><text:s/>&lt;div class="container"&gt;</text:span> <text:span text:style-name="T1">// To put all in the middle.</text:span></text:p>
      <text:p text:style-name="P24"><text:s text:c="16"/><text:span text:style-name="T15">&lt;div&gt;</text:span> <text:span text:style-name="T1">// This would be a grid item.</text:span></text:p>
      <text:p text:style-name="P24"><text:s text:c="20"/>&lt;h1&gt;T<text:span text:style-name="T18">h</text:span>e Headphones of the future&lt;/h1&gt;</text:p>
      <text:p text:style-name="P24"><text:s text:c="20"/>&lt;p&gt;</text:p>
      <text:p text:style-name="P24"><text:s text:c="24"/>Lorem ipsum dolor sit amet consectetur adipisicing elit. Omnis dolor temporibus culpa architecto delectus, odit laudantium totam ipsum consectetur perspiciatis sapiente doloribus. </text:p>
      <text:p text:style-name="P24"><text:s text:c="20"/>&lt;/p&gt;</text:p>
      <text:p text:style-name="P24"><text:s text:c="20"/>&lt;a href="#" class="btn"&gt;Read More&lt;/a&gt;</text:p>
      <text:p text:style-name="P24"><text:s text:c="16"/><text:span text:style-name="T13">&lt;/div&gt;</text:span></text:p>
      <text:p text:style-name="P24"><text:s text:c="16"/><text:span text:style-name="T15">&lt;img</text:span><text:span text:style-name="T13"> </text:span><text:span text:style-name="T16">src="dist/img/showcase.jpg"</text:span> alt=""<text:span text:style-name="T13">&gt;</text:span><text:span text:style-name="T1"> // Another grid item.</text:span></text:p>
      <text:p text:style-name="P24"><text:s text:c="12"/><text:span text:style-name="T13">&lt;/div&gt;</text:span></text:p>
      <text:p text:style-name="P24"><text:s text:c="8"/>&lt;/section&gt;</text:p>
      <text:p text:style-name="P24"/>
      <text:p text:style-name="P24"><text:soft-page-break/></text:p>
      <text:h text:style-name="Heading_20_2" text:outline-level="2">CSS</text:h>
      <text:p text:style-name="Text_20_body"/>
      <text:p text:style-name="Text_20_body">/****************</text:p>
      <text:p text:style-name="Text_20_body"/>
      <text:p text:style-name="Text_20_body">Showcase</text:p>
      <text:p text:style-name="Text_20_body"/>
      <text:p text:style-name="Text_20_body">****************/</text:p>
      <text:p text:style-name="Text_20_body"/>
      <text:p text:style-name="Text_20_body">.section-a { <text:span text:style-name="T1">// First, section selector for margin.</text:span></text:p>
      <text:p text:style-name="Text_20_body"><text:s text:c="4"/>margin: 2rem 0;</text:p>
      <text:p text:style-name="Text_20_body">}</text:p>
      <text:p text:style-name="Text_20_body"/>
      <text:p text:style-name="Text_20_body">.section-a .container {</text:p>
      <text:p text:style-name="Text_20_body"><text:s text:c="4"/>display: grid; <text:span text:style-name="T1">// For use Grid on items inside the container.</text:span></text:p>
      <text:p text:style-name="Text_20_body"><text:s text:c="4"/>grid-template-columns: repeat(2, 1fr); <text:span text:style-name="T1">// Two even columns.</text:span></text:p>
      <text:p text:style-name="Text_20_body"><text:s text:c="4"/>grid-gap: 3rem; <text:span text:style-name="T1">// Space between columns.</text:span></text:p>
      <text:p text:style-name="P25"><text:s text:c="4"/>// Then we have to align everythin<text:span text:style-name="T18">g</text:span>.</text:p>
      <text:p text:style-name="Text_20_body"><text:s text:c="4"/>align-items: center;</text:p>
      <text:p text:style-name="Text_20_body"><text:s text:c="4"/>justify-content: center;</text:p>
      <text:p text:style-name="Text_20_body">}</text:p>
      <text:p text:style-name="Text_20_body"/>
      <text:p text:style-name="P25">// Making the h1 bigger and primary-color.</text:p>
      <text:p text:style-name="Text_20_body"/>
      <text:p text:style-name="Text_20_body">.section-a h1 {</text:p>
      <text:p text:style-name="Text_20_body"><text:s text:c="4"/>font-size: 4rem;</text:p>
      <text:p text:style-name="Text_20_body"><text:s text:c="4"/>color: var(--primary-color);</text:p>
      <text:p text:style-name="Text_20_body">}</text:p>
      <text:p text:style-name="Text_20_body"/>
      <text:p text:style-name="P25">// Margin to the <text:span text:style-name="T18">paragraphs</text:span>.</text:p>
      <text:p text:style-name="Text_20_body"/>
      <text:p text:style-name="Text_20_body">.section-a p {</text:p>
      <text:p text:style-name="Text_20_body"><text:s text:c="4"/>margin: 1rem 0;</text:p>
      <text:p text:style-name="Text_20_body">}</text:p>
      <text:p text:style-name="Text_20_body"/>
      <text:p text:style-name="P37"/>
      <text:p text:style-name="P27"><text:soft-page-break/></text:p>
      <text:h text:style-name="Heading_20_1" text:outline-level="1">Utilities Classes</text:h>
      <text:p text:style-name="Text_20_body"/>
      <text:p text:style-name="P32">A class that would be used in multiple sections, like a button.</text:p>
      <text:p text:style-name="P32"/>
      <text:p text:style-name="P32">/****************</text:p>
      <text:p text:style-name="P32"/>
      <text:p text:style-name="P32">Utilities</text:p>
      <text:p text:style-name="P32"/>
      <text:p text:style-name="P32">****************/</text:p>
      <text:p text:style-name="P32"/>
      <text:p text:style-name="P32">.btn {</text:p>
      <text:p text:style-name="P32"><text:s text:c="4"/>display: inline-block; <text:span text:style-name="T1">// So we can add widths and stuff.</text:span></text:p>
      <text:p text:style-name="P32"><text:s text:c="4"/>background: var(--primary-color);</text:p>
      <text:p text:style-name="P32"><text:s text:c="4"/>color: #fff;</text:p>
      <text:p text:style-name="P32"><text:s text:c="4"/>padding: 0.8rem 1.5rem;</text:p>
      <text:p text:style-name="P32"><text:s text:c="4"/>border: none;</text:p>
      <text:p text:style-name="P32"><text:s text:c="4"/>cursor: pointer;</text:p>
      <text:p text:style-name="P32"><text:s text:c="4"/>font-size: 1.1rem;</text:p>
      <text:p text:style-name="P32"><text:s text:c="4"/>border-radius: 30px;</text:p>
      <text:p text:style-name="P32">}</text:p>
      <text:p text:style-name="P32"/>
      <text:p text:style-name="P32">.btn:hover {</text:p>
      <text:p text:style-name="P32"><text:s text:c="4"/>background: var(--secondary-color);</text:p>
      <text:p text:style-name="P32">}</text:p>
      <text:p text:style-name="P32"/>
      <text:p text:style-name="P32">.overlay { <text:span text:style-name="T1">// </text:span><text:span text:style-name="T7">With this class we can apply a overlay color to any container.</text:span></text:p>
      <text:p text:style-name="P32"><text:s text:c="4"/>position: absolute;</text:p>
      <text:p text:style-name="P32"><text:s text:c="4"/>top: 0;</text:p>
      <text:p text:style-name="P32"><text:s text:c="4"/>left: 0;</text:p>
      <text:p text:style-name="P32"><text:s text:c="4"/>height: 100%;</text:p>
      <text:p text:style-name="P32"><text:s text:c="4"/>width: 100%;</text:p>
      <text:p text:style-name="P32"><text:s text:c="4"/>background-color: var(--overlay-color);</text:p>
      <text:p text:style-name="P32">}</text:p>
      <text:p text:style-name="P37"/>
      <text:p text:style-name="P27"/>
      <text:h text:style-name="Heading_20_1" text:outline-level="1"><text:soft-page-break/>Overlay Text</text:h>
      <text:p text:style-name="P32"/>
      <text:h text:style-name="Heading_20_2" text:outline-level="2">HTML</text:h>
      <text:p text:style-name="Text_20_body"/>
      <text:p text:style-name="P32"><text:s/>&lt;!-- Overlay Text --&gt;</text:p>
      <text:p text:style-name="P32"><text:s text:c="8"/>&lt;section class="section-b"&gt;</text:p>
      <text:p text:style-name="P32"><text:s text:c="12"/>&lt;div class="overlay"&gt;</text:p>
      <text:p text:style-name="P32"><text:s text:c="16"/>&lt;div class="section-b-inner"&gt;</text:p>
      <text:p text:style-name="P32"><text:s text:c="20"/>&lt;h3&gt;Loud &amp; Clear&lt;/h3&gt;</text:p>
      <text:p text:style-name="P32"><text:s text:c="20"/>&lt;h2&gt;People Aren't Hearing All The Music&lt;/h2&gt;</text:p>
      <text:p text:style-name="P32"><text:s text:c="20"/>&lt;p&gt;Lorem ipsum, dolor sit amet consectetur adipisicing elit. Expedita quos laboriosam pariatur amet quam omnis quo fuga repellat neque sit.&lt;/p&gt;</text:p>
      <text:p text:style-name="P32"><text:s text:c="16"/>&lt;/div&gt;</text:p>
      <text:p text:style-name="P32"><text:s text:c="12"/>&lt;/div&gt;</text:p>
      <text:p text:style-name="P32"><text:s text:c="8"/>&lt;/section&gt;</text:p>
      <text:p text:style-name="P32"/>
      <text:h text:style-name="Heading_20_2" text:outline-level="2">CSS</text:h>
      <text:p text:style-name="Text_20_body"/>
      <text:p text:style-name="P33">/****************</text:p>
      <text:p text:style-name="P33"/>
      <text:p text:style-name="P33">Overlay Text - Section B</text:p>
      <text:p text:style-name="P33"/>
      <text:p text:style-name="P33">****************/</text:p>
      <text:p text:style-name="P33"/>
      <text:p text:style-name="P33">.section-b {</text:p>
      <text:p text:style-name="P33"><text:s text:c="4"/>position: relative; <text:span text:style-name="T1">// With position relative usage for the overlay, we're going to position that absolute within section b, so since section-b as its container, needs to be positioned relative.</text:span></text:p>
      <text:p text:style-name="P33"><text:s text:c="4"/>background: url("../img/section-b.jpg") no-repeat bottom center/cover;</text:p>
      <text:p text:style-name="P33"><text:s text:c="4"/>height: 600px;</text:p>
      <text:p text:style-name="P33">}</text:p>
      <text:p text:style-name="P33"/>
      <text:p text:style-name="P33">→ <text:span text:style-name="T19">Here we make the .overlay utility class.</text:span></text:p>
      <text:p text:style-name="P33"/>
      <text:p text:style-name="P33">→<text:span text:style-name="T20"> Now we handle the inside content.</text:span></text:p>
      <text:p text:style-name="P33"/>
      <text:p text:style-name="P33"><text:soft-page-break/>.section-b-inner {</text:p>
      <text:p text:style-name="P33"><text:s text:c="4"/>color: #fff;</text:p>
      <text:p text:style-name="P33"><text:s text:c="4"/>height: 100%;</text:p>
      <text:p text:style-name="P33"><text:s text:c="4"/><text:span text:style-name="T13">display: flex;</text:span></text:p>
      <text:p text:style-name="P33"><text:s text:c="4"/>flex-direction: <text:span text:style-name="T13">column;</text:span> <text:span text:style-name="T1">// We want to center the content as a column.</text:span></text:p>
      <text:p text:style-name="P33"><text:s text:c="4"/><text:span text:style-name="T13">align-items:</text:span> center;</text:p>
      <text:p text:style-name="P33"><text:s text:c="4"/><text:span text:style-name="T13">justify-content:</text:span> center;</text:p>
      <text:p text:style-name="P33"><text:s text:c="4"/>text-align: center;</text:p>
      <text:p text:style-name="P33"><text:s text:c="4"/>margin: auto;</text:p>
      <text:p text:style-name="P33"><text:s text:c="4"/>max-width: 860px;</text:p>
      <text:p text:style-name="P33"><text:s text:c="4"/>padding: 5rem 0;</text:p>
      <text:p text:style-name="P33">}</text:p>
      <text:p text:style-name="P33"/>
      <text:p text:style-name="P33">→<text:span text:style-name="T20"> Modifyin the text sizes.</text:span></text:p>
      <text:p text:style-name="P33"/>
      <text:p text:style-name="P33">.section-b-inner h3 {</text:p>
      <text:p text:style-name="P33"><text:s text:c="4"/>font-size: 2rem;</text:p>
      <text:p text:style-name="P33">}</text:p>
      <text:p text:style-name="P33"/>
      <text:p text:style-name="P33">.section-b-inner h2 {</text:p>
      <text:p text:style-name="P33"><text:s text:c="4"/>font-size: 5rem;</text:p>
      <text:p text:style-name="P33"><text:s text:c="4"/>margin-top: 1rem;</text:p>
      <text:p text:style-name="P33">}</text:p>
      <text:p text:style-name="P33"/>
      <text:p text:style-name="P33">.section-b-inner p {</text:p>
      <text:p text:style-name="P33"><text:s text:c="4"/>font-size: 1.5rem;</text:p>
      <text:p text:style-name="P33"><text:s text:c="4"/>margin-top: 1rem;</text:p>
      <text:p text:style-name="P33">}</text:p>
      <text:p text:style-name="P38"/>
      <text:p text:style-name="P28"/>
      <text:h text:style-name="Heading_20_1" text:outline-level="1">Gallery</text:h>
      <text:p text:style-name="Text_20_body"/>
      <text:h text:style-name="Heading_20_2" text:outline-level="2">HTML</text:h>
      <text:p text:style-name="Text_20_body"/>
      <text:p text:style-name="Text_20_body">&lt;section class="section-c"&gt;</text:p>
      <text:p text:style-name="Text_20_body"><text:s text:c="12"/>&lt;div class="gallery"&gt;</text:p>
      <text:p text:style-name="Text_20_body"><text:soft-page-break/><text:s text:c="16"/><text:span text:style-name="T1">// We </text:span><text:span text:style-name="T8">wont use the container</text:span><text:span text:style-name="T1"> here because the content will be </text:span><text:span text:style-name="T8">full width.</text:span></text:p>
      <text:p text:style-name="Text_20_body"><text:s text:c="16"/><text:span text:style-name="T1">// We will use </text:span><text:span text:style-name="T8">CSS Grid</text:span><text:span text:style-name="T1"> here. The </text:span><text:span text:style-name="T8">div .gallery will we our Grid container.</text:span><text:span text:style-name="T1"> And then we will have a bunch of &lt;a&gt; with the images.</text:span></text:p>
      <text:p text:style-name="Text_20_body"><text:s text:c="16"/>&lt;a href="https://i.ibb.co/CHLBZnp/gal2323.jpg" class="big"</text:p>
      <text:p text:style-name="Text_20_body"><text:s text:c="20"/>&gt;&lt;img src="https://i.ibb.co/CHLBZnp/gal2323.jpg" alt=""</text:p>
      <text:p text:style-name="Text_20_body"><text:s text:c="16"/>/&gt;&lt;/a&gt;</text:p>
      <text:p text:style-name="Text_20_body"><text:s text:c="16"/>&lt;a href="https://i.ibb.co/4pBbhfY/gal39834.jpg" class="big"</text:p>
      <text:p text:style-name="Text_20_body"><text:s text:c="20"/>&gt;&lt;img src="https://i.ibb.co/4pBbhfY/gal39834.jpg" alt=""</text:p>
      <text:p text:style-name="Text_20_body"><text:s text:c="16"/>/&gt;&lt;/a&gt;</text:p>
      <text:p text:style-name="Text_20_body"><text:s text:c="16"/>&lt;a href="https://i.ibb.co/xSnHP7g/gal43884.jpg" class="big"</text:p>
      <text:p text:style-name="Text_20_body"><text:s text:c="20"/>&gt;&lt;img src="https://i.ibb.co/xSnHP7g/gal43884.jpg" alt=""</text:p>
      <text:p text:style-name="Text_20_body"><text:s text:c="16"/>/&gt;&lt;/a&gt;</text:p>
      <text:p text:style-name="Text_20_body"><text:s text:c="16"/>&lt;a href="https://i.ibb.co/QN6Bnrb/gal4958.jpg" class="big"</text:p>
      <text:p text:style-name="Text_20_body"><text:s text:c="20"/>&gt;&lt;img src="https://i.ibb.co/QN6Bnrb/gal4958.jpg" alt=""</text:p>
      <text:p text:style-name="Text_20_body"><text:s text:c="16"/>/&gt;&lt;/a&gt;</text:p>
      <text:p text:style-name="Text_20_body"><text:s text:c="16"/>&lt;a href="https://i.ibb.co/dGZvj75/gal4545.jpg" class="big"&gt;</text:p>
      <text:p text:style-name="Text_20_body"><text:s text:c="20"/>&lt;img src="https://i.ibb.co/dGZvj75/gal4545.jpg" alt=""</text:p>
      <text:p text:style-name="Text_20_body"><text:s text:c="16"/>/&gt;&lt;/a&gt;</text:p>
      <text:p text:style-name="Text_20_body"><text:s text:c="16"/>&lt;a href="https://i.ibb.co/S6FVFNt/gal74744.jpg" class="big"</text:p>
      <text:p text:style-name="Text_20_body"><text:s text:c="20"/>&gt;&lt;img src="https://i.ibb.co/S6FVFNt/gal74744.jpg" alt=""</text:p>
      <text:p text:style-name="Text_20_body"><text:s text:c="16"/>/&gt;&lt;/a&gt;</text:p>
      <text:p text:style-name="Text_20_body"><text:s text:c="12"/>&lt;/div&gt;</text:p>
      <text:p text:style-name="Text_20_body"><text:s text:c="8"/>&lt;/section&gt;</text:p>
      <text:p text:style-name="P34"/>
      <text:h text:style-name="Heading_20_2" text:outline-level="2">CSS</text:h>
      <text:p text:style-name="Text_20_body"/>
      <text:p text:style-name="P34">/****************</text:p>
      <text:p text:style-name="P34"/>
      <text:p text:style-name="P34">Gallery - Section C</text:p>
      <text:p text:style-name="P34"/>
      <text:p text:style-name="P34">****************/</text:p>
      <text:p text:style-name="P34"/>
      <text:p text:style-name="P34">.section-c .gallery {</text:p>
      <text:p text:style-name="P34"><text:s text:c="4"/>display: <text:span text:style-name="T13">grid;</text:span></text:p>
      <text:p text:style-name="P34"><text:s text:c="4"/>grid-template-columns: repeat(5, 1fr);</text:p>
      <text:p text:style-name="P34">}</text:p>
      <text:p text:style-name="P34"/>
      <text:p text:style-name="P34"><text:soft-page-break/></text:p>
      <text:p text:style-name="P34">.section-c .gallery <text:span text:style-name="T13">a:first-child</text:span> { <text:span text:style-name="T1">// </text:span><text:span text:style-name="T9">Pseudoselectors to avoid using new classes.</text:span></text:p>
      <text:p text:style-name="P34"><text:s text:c="4"/>grid-row: 1/3;</text:p>
      <text:p text:style-name="P34"><text:s text:c="4"/>grid-column: 1/3;</text:p>
      <text:p text:style-name="P34">}</text:p>
      <text:p text:style-name="P34"/>
      <text:p text:style-name="P35">.section-c .gallery <text:span text:style-name="T13">a:nth-child(2) </text:span>{ <text:span text:style-name="T1">// </text:span><text:span text:style-name="T9">Pseudoselectors to avoid using new classes.</text:span></text:p>
      <text:p text:style-name="P34"><text:s text:c="4"/>grid-column: 3/5;</text:p>
      <text:p text:style-name="P34">}</text:p>
      <text:p text:style-name="P34"/>
      <text:p text:style-name="P34">.section-c .gallery img,</text:p>
      <text:p text:style-name="P34">.section-c .gallery a { <text:span text:style-name="T1">// </text:span><text:span text:style-name="T9">Eliminate space between images.</text:span></text:p>
      <text:p text:style-name="P34"><text:s text:c="4"/>width: 100%;</text:p>
      <text:p text:style-name="P34"><text:s text:c="4"/>height: 100%;</text:p>
      <text:p text:style-name="P34">}</text:p>
      <text:p text:style-name="P39"/>
      <text:p text:style-name="P29"/>
      <text:h text:style-name="Heading_20_1" text:outline-level="1">Footer</text:h>
      <text:p text:style-name="Text_20_body"/>
      <text:h text:style-name="Heading_20_2" text:outline-level="2">HTML</text:h>
      <text:p text:style-name="Text_20_body"/>
      <text:p text:style-name="Text_20_body"><text:s/>&lt;!-- Footer --&gt;</text:p>
      <text:p text:style-name="Text_20_body"><text:s text:c="8"/>&lt;footer class="section-footer py-4 bg-primary"&gt;</text:p>
      <text:p text:style-name="Text_20_body"><text:s text:c="12"/>&lt;div class="container"&gt; <text:span text:style-name="T1">// </text:span><text:span text:style-name="T10">The GRID.</text:span></text:p>
      <text:p text:style-name="Text_20_body"><text:s text:c="16"/>&lt;div&gt;</text:p>
      <text:p text:style-name="Text_20_body"><text:s text:c="20"/>&lt;h2 class="text-2 mb-1"&gt;Lorem ipsum dolor sit.&lt;/h2&gt;</text:p>
      <text:p text:style-name="Text_20_body"><text:s text:c="20"/>&lt;a href="http://twitter.com"&gt;</text:p>
      <text:p text:style-name="Text_20_body"><text:s text:c="24"/>&lt;i class="fab fa-twitter fa-2x"&gt;&lt;/i&gt;</text:p>
      <text:p text:style-name="Text_20_body"><text:s text:c="20"/>&lt;/a&gt;</text:p>
      <text:p text:style-name="Text_20_body"><text:s text:c="20"/>&lt;a href="http://facebook.com"&gt;</text:p>
      <text:p text:style-name="Text_20_body"><text:s text:c="24"/>&lt;i class="fab fa-facebook fa-2x"&gt;&lt;/i&gt;</text:p>
      <text:p text:style-name="Text_20_body"><text:s text:c="20"/>&lt;/a&gt;</text:p>
      <text:p text:style-name="Text_20_body"><text:s text:c="20"/>&lt;a href="http://youtube.com"&gt;</text:p>
      <text:p text:style-name="Text_20_body"><text:s text:c="24"/>&lt;i class="fab fa-youtube fa-2x"&gt;&lt;/i&gt;</text:p>
      <text:p text:style-name="Text_20_body"><text:s text:c="20"/>&lt;/a&gt;</text:p>
      <text:p text:style-name="Text_20_body"><text:s text:c="16"/>&lt;/div&gt;</text:p>
      <text:p text:style-name="Text_20_body"><text:soft-page-break/><text:s text:c="16"/>&lt;div&gt;</text:p>
      <text:p text:style-name="Text_20_body"><text:s text:c="20"/>&lt;h3&gt;Company Info&lt;/h3&gt;</text:p>
      <text:p text:style-name="Text_20_body"><text:s text:c="20"/>&lt;ul&gt;</text:p>
      <text:p text:style-name="Text_20_body"><text:s text:c="24"/>&lt;li&gt;&lt;a href="#"&gt;All Products&lt;/a&gt;&lt;/li&gt;</text:p>
      <text:p text:style-name="Text_20_body"><text:s text:c="24"/>&lt;li&gt;&lt;a href="#"&gt;About Us&lt;/a&gt;&lt;/li&gt;</text:p>
      <text:p text:style-name="Text_20_body"><text:s text:c="24"/>&lt;li&gt;&lt;a href="#"&gt;Privacy Policy&lt;/a&gt;&lt;/li&gt;</text:p>
      <text:p text:style-name="Text_20_body"><text:s text:c="24"/>&lt;li&gt;&lt;a href="#"&gt;Terms of Service&lt;/a&gt;&lt;/li&gt;</text:p>
      <text:p text:style-name="Text_20_body"><text:s text:c="20"/>&lt;/ul&gt;</text:p>
      <text:p text:style-name="Text_20_body"><text:s text:c="16"/>&lt;/div&gt;</text:p>
      <text:p text:style-name="Text_20_body"><text:s text:c="16"/>&lt;div&gt;</text:p>
      <text:p text:style-name="Text_20_body"><text:s text:c="20"/>&lt;h3&gt;Blog Posts&lt;/h3&gt;</text:p>
      <text:p text:style-name="Text_20_body"><text:s text:c="20"/>&lt;ul&gt;</text:p>
      <text:p text:style-name="Text_20_body"><text:s text:c="24"/>&lt;li&gt;&lt;a href="#"&gt;Lorem ipsum dolor.&lt;/a&gt;&lt;/li&gt;</text:p>
      <text:p text:style-name="Text_20_body"><text:s text:c="24"/>&lt;li&gt;&lt;a href="#"&gt;Lorem ipsum dolor.&lt;/a&gt;&lt;/li&gt;</text:p>
      <text:p text:style-name="Text_20_body"><text:s text:c="24"/>&lt;li&gt;&lt;a href="#"&gt;Lorem ipsum dolor.&lt;/a&gt;&lt;/li&gt;</text:p>
      <text:p text:style-name="Text_20_body"><text:s text:c="24"/>&lt;li&gt;&lt;a href="#"&gt;Lorem ipsum dolor.&lt;/a&gt;&lt;/li&gt;</text:p>
      <text:p text:style-name="Text_20_body"><text:s text:c="20"/>&lt;/ul&gt;</text:p>
      <text:p text:style-name="Text_20_body"><text:s text:c="16"/>&lt;/div&gt;</text:p>
      <text:p text:style-name="Text_20_body"><text:s text:c="16"/>&lt;div&gt;</text:p>
      <text:p text:style-name="Text_20_body"><text:s text:c="20"/>&lt;h3&gt;Subscribe&lt;/h3&gt;</text:p>
      <text:p text:style-name="Text_20_body"><text:s text:c="20"/>&lt;p&gt;</text:p>
      <text:p text:style-name="Text_20_body"><text:s text:c="24"/>Lorem ipsum dolor sit amet consectetur adipisicing elit.</text:p>
      <text:p text:style-name="Text_20_body"><text:s text:c="20"/>&lt;/p&gt;</text:p>
      <text:p text:style-name="Text_20_body"><text:s text:c="20"/>&lt;form <text:span text:style-name="T1">// Don't need an action for Netlify.</text:span></text:p>
      <text:p text:style-name="Text_20_body"><text:s text:c="24"/>class="mt-1"</text:p>
      <text:p text:style-name="Text_20_body"><text:s text:c="24"/>name="email-form" <text:span text:style-name="T1">// Needed for Netlify.</text:span></text:p>
      <text:p text:style-name="Text_20_body"><text:s text:c="24"/>method="POST" <text:span text:style-name="T1">// Needed for Netlify.</text:span></text:p>
      <text:p text:style-name="Text_20_body"><text:s text:c="24"/>data-netlify="true" <text:span text:style-name="T1">// Needed for Netlify.</text:span></text:p>
      <text:p text:style-name="Text_20_body"><text:s text:c="20"/>&gt;</text:p>
      <text:p text:style-name="Text_20_body"><text:s text:c="24"/>&lt;div class="email-form"&gt;</text:p>
      <text:p text:style-name="Text_20_body"><text:s text:c="28"/>&lt;span class="form-control-wrap"&gt;</text:p>
      <text:p text:style-name="Text_20_body"><text:s text:c="32"/>&lt;input</text:p>
      <text:p text:style-name="Text_20_body"><text:s text:c="36"/>type="email"</text:p>
      <text:p text:style-name="Text_20_body"><text:s text:c="36"/>name="email"</text:p>
      <text:p text:style-name="Text_20_body"><text:s text:c="36"/>id="email"</text:p>
      <text:p text:style-name="Text_20_body"><text:s text:c="36"/>size="40"</text:p>
      <text:p text:style-name="Text_20_body"><text:s text:c="36"/>class="form-control"</text:p>
      <text:p text:style-name="Text_20_body"><text:soft-page-break/><text:s text:c="36"/>placeholder="E-mail"</text:p>
      <text:p text:style-name="Text_20_body"><text:s text:c="32"/>/&gt;</text:p>
      <text:p text:style-name="Text_20_body"><text:s text:c="28"/>&lt;/span&gt;</text:p>
      <text:p text:style-name="Text_20_body"><text:s text:c="28"/>&lt;button</text:p>
      <text:p text:style-name="Text_20_body"><text:s text:c="32"/>type="submit"</text:p>
      <text:p text:style-name="Text_20_body"><text:s text:c="32"/>value="Submit"</text:p>
      <text:p text:style-name="Text_20_body"><text:s text:c="32"/>class="form-control submit"&gt;</text:p>
      <text:p text:style-name="Text_20_body"><text:s text:c="32"/>&lt;i class="fas fa-chevron-right"&gt;&lt;/i&gt;</text:p>
      <text:p text:style-name="Text_20_body"><text:s text:c="28"/>&lt;/button&gt;</text:p>
      <text:p text:style-name="Text_20_body"><text:s text:c="24"/>&lt;/div&gt;</text:p>
      <text:p text:style-name="Text_20_body"><text:s text:c="20"/>&lt;/form&gt;</text:p>
      <text:p text:style-name="Text_20_body"><text:s text:c="16"/>&lt;/div&gt;</text:p>
      <text:p text:style-name="Text_20_body"><text:s text:c="12"/>&lt;/div&gt;</text:p>
      <text:p text:style-name="Text_20_body"><text:s text:c="8"/>&lt;/footer&gt;</text:p>
      <text:p text:style-name="Text_20_body"/>
      <text:h text:style-name="Heading_20_2" text:outline-level="2">CSS</text:h>
      <text:p text:style-name="Text_20_body"/>
      <text:p text:style-name="Text_20_body">.section-footer {</text:p>
      <text:p text:style-name="Text_20_body"><text:s text:c="2"/>background: var(--primary-color);</text:p>
      <text:p text:style-name="Text_20_body"><text:s text:c="2"/>color: #fff;</text:p>
      <text:p text:style-name="Text_20_body"><text:s text:c="2"/>padding: 4rem 0;</text:p>
      <text:p text:style-name="Text_20_body">}</text:p>
      <text:p text:style-name="Text_20_body"/>
      <text:p text:style-name="Text_20_body">.section-footer .container {</text:p>
      <text:p text:style-name="P36"><text:s text:c="2"/>display: grid;</text:p>
      <text:p text:style-name="Text_20_body"><text:s text:c="2"/>grid-template-columns: repeat(4, 1fr);</text:p>
      <text:p text:style-name="Text_20_body"><text:s text:c="2"/>grid-gap: 1rem;</text:p>
      <text:p text:style-name="Text_20_body">}</text:p>
      <text:p text:style-name="Text_20_body"/>
      <text:p text:style-name="Text_20_body">.section-footer h2 {</text:p>
      <text:p text:style-name="Text_20_body"><text:s text:c="2"/>font-size: 2rem;</text:p>
      <text:p text:style-name="Text_20_body"><text:s text:c="2"/>margin-bottom: 1rem;</text:p>
      <text:p text:style-name="Text_20_body">}</text:p>
      <text:p text:style-name="Text_20_body"/>
      <text:p text:style-name="Text_20_body">.section-footer h3 {</text:p>
      <text:p text:style-name="Text_20_body"><text:s text:c="2"/>margin-bottom: 0.7rem;</text:p>
      <text:p text:style-name="Text_20_body">}</text:p>
      <text:p text:style-name="Text_20_body"><text:soft-page-break/></text:p>
      <text:p text:style-name="Text_20_body">.section-footer a {</text:p>
      <text:p text:style-name="Text_20_body"><text:s text:c="2"/>line-height: 1.9;</text:p>
      <text:p text:style-name="Text_20_body"><text:s text:c="2"/>color: #ccc;</text:p>
      <text:p text:style-name="Text_20_body">}</text:p>
      <text:p text:style-name="Text_20_body"/>
      <text:p text:style-name="Text_20_body">.section-footer a &gt; i {</text:p>
      <text:p text:style-name="Text_20_body"><text:s text:c="2"/>color: #555;</text:p>
      <text:p text:style-name="Text_20_body"><text:s text:c="2"/>margin-right: 0.5rem;</text:p>
      <text:p text:style-name="Text_20_body">}</text:p>
      <text:p text:style-name="Text_20_body"/>
      <text:p text:style-name="Text_20_body">.email-form {</text:p>
      <text:p text:style-name="Text_20_body"><text:s text:c="2"/>width: 100%;</text:p>
      <text:p text:style-name="Text_20_body"><text:s text:c="2"/>display: inline-block;</text:p>
      <text:p text:style-name="Text_20_body"><text:s text:c="2"/>background-color: #555;</text:p>
      <text:p text:style-name="Text_20_body"><text:s text:c="2"/><text:span text:style-name="T13">position: relative;</text:span></text:p>
      <text:p text:style-name="Text_20_body"><text:s text:c="2"/>border-radius: 20px;</text:p>
      <text:p text:style-name="Text_20_body"><text:s text:c="2"/>line-height: 0;</text:p>
      <text:p text:style-name="Text_20_body"><text:s text:c="2"/>margin-top: 1rem;</text:p>
      <text:p text:style-name="Text_20_body">}</text:p>
      <text:p text:style-name="Text_20_body"/>
      <text:p text:style-name="Text_20_body">/* // .form-control-wrap {</text:p>
      <text:p text:style-name="Text_20_body">// <text:tab/>position: relative;</text:p>
      <text:p text:style-name="Text_20_body">// <text:tab/>display: inline-block;</text:p>
      <text:p text:style-name="Text_20_body">// <text:tab/>width: 100%;</text:p>
      <text:p text:style-name="Text_20_body">// } */</text:p>
      <text:p text:style-name="Text_20_body"/>
      <text:p text:style-name="Text_20_body">.email-form .form-control {</text:p>
      <text:p text:style-name="Text_20_body"><text:s text:c="2"/>display: inline-block;</text:p>
      <text:p text:style-name="Text_20_body"><text:s text:c="2"/>border: 0;</text:p>
      <text:p text:style-name="Text_20_body"><text:s text:c="2"/>outline: 0;</text:p>
      <text:p text:style-name="Text_20_body"><text:s text:c="2"/>font-size: 1rem;</text:p>
      <text:p text:style-name="Text_20_body"><text:s text:c="2"/>color: #ddd;</text:p>
      <text:p text:style-name="Text_20_body"><text:s text:c="2"/>background-color: transparent;</text:p>
      <text:p text:style-name="Text_20_body"><text:s text:c="2"/>font-family: inherit;</text:p>
      <text:p text:style-name="Text_20_body"><text:s text:c="2"/>margin: 0;</text:p>
      <text:p text:style-name="Text_20_body"><text:s text:c="2"/>padding: 0 3rem 0 1.5rem;</text:p>
      <text:p text:style-name="Text_20_body"><text:soft-page-break/><text:s text:c="2"/>width: 100%;</text:p>
      <text:p text:style-name="Text_20_body"><text:s text:c="2"/>height: 45px;</text:p>
      <text:p text:style-name="Text_20_body"><text:s text:c="2"/>border-radius: 20px;</text:p>
      <text:p text:style-name="Text_20_body">}</text:p>
      <text:p text:style-name="Text_20_body"/>
      <text:p text:style-name="Text_20_body">.email-form .submit {</text:p>
      <text:p text:style-name="Text_20_body"><text:s text:c="2"/>display: inline-block;</text:p>
      <text:p text:style-name="P36"><text:s text:c="2"/>position: absolute;</text:p>
      <text:p text:style-name="Text_20_body"><text:s text:c="2"/>top: 0;</text:p>
      <text:p text:style-name="Text_20_body"><text:s text:c="2"/>right: 0;</text:p>
      <text:p text:style-name="Text_20_body"><text:s text:c="2"/>width: 45px;</text:p>
      <text:p text:style-name="Text_20_body"><text:s text:c="2"/>height: 45px;</text:p>
      <text:p text:style-name="Text_20_body"><text:s text:c="2"/>background-color: #eee;</text:p>
      <text:p text:style-name="Text_20_body"><text:s text:c="2"/>font-size: 1rem;</text:p>
      <text:p text:style-name="Text_20_body"><text:s text:c="2"/>text-align: center;</text:p>
      <text:p text:style-name="Text_20_body"><text:s text:c="2"/>margin: 0;</text:p>
      <text:p text:style-name="Text_20_body"><text:s text:c="2"/>padding: 0;</text:p>
      <text:p text:style-name="Text_20_body"><text:s text:c="2"/>outline: 0;</text:p>
      <text:p text:style-name="Text_20_body"><text:s text:c="2"/>border: 0;</text:p>
      <text:p text:style-name="Text_20_body"><text:s text:c="2"/>color: #333;</text:p>
      <text:p text:style-name="Text_20_body"><text:s text:c="2"/>cursor: pointer;</text:p>
      <text:p text:style-name="Text_20_body"><text:s text:c="2"/>border-radius: 0 20px 20px 0;</text:p>
      <text:p text:style-name="Text_20_body">}</text:p>
      <text:p text:style-name="P40"/>
      <text:p text:style-name="P30"/>
      <text:h text:style-name="Heading_20_1" text:outline-level="1">Media Queries</text:h>
      <text:p text:style-name="Text_20_body"/>
      <text:p text:style-name="Text_20_body">@media (max-width: 700px) {</text:p>
      <text:p text:style-name="Text_20_body"><text:s text:c="2"/>.section-a .container {</text:p>
      <text:p text:style-name="Text_20_body"><text:s text:c="4"/>grid-template-columns: 1fr;</text:p>
      <text:p text:style-name="Text_20_body"><text:s text:c="4"/>text-align: center;</text:p>
      <text:p text:style-name="Text_20_body"><text:s text:c="2"/>}</text:p>
      <text:p text:style-name="Text_20_body"/>
      <text:p text:style-name="Text_20_body"><text:s text:c="2"/>.section-a .container div:first-child {</text:p>
      <text:p text:style-name="Text_20_body"><text:s text:c="4"/>order: 2;</text:p>
      <text:p text:style-name="Text_20_body"><text:s text:c="2"/>}</text:p>
      <text:p text:style-name="Text_20_body"><text:soft-page-break/></text:p>
      <text:p text:style-name="Text_20_body"><text:s text:c="2"/>.section-a .container div:nth-child(2) {</text:p>
      <text:p text:style-name="Text_20_body"><text:s text:c="4"/>order: -1;</text:p>
      <text:p text:style-name="Text_20_body"><text:s text:c="2"/>}</text:p>
      <text:p text:style-name="Text_20_body"/>
      <text:p text:style-name="Text_20_body"><text:s text:c="2"/>.section-a img {</text:p>
      <text:p text:style-name="Text_20_body"><text:s text:c="4"/>width: 80%;</text:p>
      <text:p text:style-name="Text_20_body"><text:s text:c="4"/>margin: auto;</text:p>
      <text:p text:style-name="Text_20_body"><text:s text:c="2"/>}</text:p>
      <text:p text:style-name="Text_20_body"/>
      <text:p text:style-name="Text_20_body"><text:s text:c="2"/>.section-c .gallery {</text:p>
      <text:p text:style-name="Text_20_body"><text:s text:c="4"/>display: grid;</text:p>
      <text:p text:style-name="Text_20_body"><text:s text:c="4"/>grid-template-columns: repeat(3, 1fr);</text:p>
      <text:p text:style-name="Text_20_body"><text:s text:c="2"/>}</text:p>
      <text:p text:style-name="Text_20_body"><text:s text:c="2"/>.section-c .gallery a:first-child {</text:p>
      <text:p text:style-name="Text_20_body"><text:s text:c="4"/>grid-row: 1/1;</text:p>
      <text:p text:style-name="Text_20_body"><text:s text:c="4"/>grid-column: 1/1;</text:p>
      <text:p text:style-name="Text_20_body"><text:s text:c="2"/>}</text:p>
      <text:p text:style-name="Text_20_body"/>
      <text:p text:style-name="Text_20_body"><text:s text:c="2"/>.section-c .gallery a:nth-child(2) {</text:p>
      <text:p text:style-name="Text_20_body"><text:s text:c="4"/>grid-column: 2/4;</text:p>
      <text:p text:style-name="Text_20_body"><text:s text:c="4"/>grid-row: 2/2;</text:p>
      <text:p text:style-name="Text_20_body"><text:s text:c="2"/>}</text:p>
      <text:p text:style-name="Text_20_body"/>
      <text:p text:style-name="Text_20_body"><text:s text:c="2"/>.section-c .gallery a:last-child {</text:p>
      <text:p text:style-name="Text_20_body"><text:s text:c="4"/>display: none;</text:p>
      <text:p text:style-name="Text_20_body"><text:s text:c="2"/>}</text:p>
      <text:p text:style-name="Text_20_body"/>
      <text:p text:style-name="Text_20_body"><text:s text:c="2"/>.section-footer {</text:p>
      <text:p text:style-name="Text_20_body"><text:s text:c="4"/>padding: 2rem 0;</text:p>
      <text:p text:style-name="Text_20_body"><text:s text:c="2"/>}</text:p>
      <text:p text:style-name="Text_20_body"><text:s text:c="2"/>.section-footer .container {</text:p>
      <text:p text:style-name="Text_20_body"><text:s text:c="4"/>grid-template-columns: 1fr;</text:p>
      <text:p text:style-name="Text_20_body"><text:s text:c="4"/>text-align: center;</text:p>
      <text:p text:style-name="Text_20_body"><text:s text:c="2"/>}</text:p>
      <text:p text:style-name="Text_20_body"/>
      <text:p text:style-name="Text_20_body"><text:s text:c="2"/>.section-footer div:nth-child(2),</text:p>
      <text:p text:style-name="Text_20_body"><text:soft-page-break/><text:s text:c="2"/>.section-footer div:nth-child(3) {</text:p>
      <text:p text:style-name="Text_20_body"><text:s text:c="4"/>display: none;</text:p>
      <text:p text:style-name="Text_20_body"><text:s text:c="2"/>}</text:p>
      <text:p text:style-name="Text_20_body">}</text:p>
      <text:p text:style-name="P4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Open Sans" fo:font-family="'Ope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101cm" loext:contextual-spacing="false" fo:text-align="center" style:justify-single-word="false" style:page-number="auto"/>
      <style:text-properties style:font-name="Open Sans1" fo:font-family="'Open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start" style:justify-single-word="false"/>
      <style:text-properties style:font-name="Open Sans1" fo:font-family="'Open Sans'" style:font-style-name="Negrita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09cm" loext:contextual-spacing="false"/>
      <style:text-properties style:font-name="Open Sans1" fo:font-family="'Open Sans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02T15:22:53.628695635</meta:creation-date>
    <dc:title>Default Custom</dc:title>
    <meta:editing-cycles>19</meta:editing-cycles>
    <meta:editing-duration>P1DT8H12M46S</meta:editing-duration>
    <meta:generator>LibreOffice/6.3.0.4$Linux_X86_64 LibreOffice_project/714e3e990d6aa57321bebab01999254e7bc38485</meta:generator>
    <dc:date>2019-08-20T07:46:04.725543312</dc:date>
    <meta:document-statistic meta:table-count="0" meta:image-count="0" meta:object-count="0" meta:page-count="19" meta:paragraph-count="513" meta:word-count="1483" meta:character-count="14891" meta:non-whitespace-character-count="10641"/>
    <meta:template xlink:type="simple" xlink:actuate="onRequest" xlink:title="Default Custom" xlink:href="../../../snap/libreoffice/138/.config/libreoffice/4/user/template/Default%20Custom.ott" meta:date="2019-08-02T15:24:53.964404821"/>
  </office:meta>
</office:document-meta>
</file>